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9816" officeooo:paragraph-rsid="000a9816"/>
    </style:style>
    <style:style style:name="P2" style:family="paragraph" style:parent-style-name="Standard">
      <style:text-properties officeooo:rsid="000b3e1a" officeooo:paragraph-rsid="000b3e1a"/>
    </style:style>
    <style:style style:name="P3" style:family="paragraph" style:parent-style-name="Standard">
      <style:text-properties officeooo:rsid="000b4301" officeooo:paragraph-rsid="000b4301"/>
    </style:style>
    <style:style style:name="P4" style:family="paragraph" style:parent-style-name="Standard">
      <style:text-properties officeooo:rsid="000c711b" officeooo:paragraph-rsid="000c711b"/>
    </style:style>
    <style:style style:name="T1" style:family="text">
      <style:text-properties officeooo:rsid="000b4301"/>
    </style:style>
    <style:style style:name="T2" style:family="text">
      <style:text-properties officeooo:rsid="000c71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rter</text:p>
      <text:p text:style-name="P1"/>
      <text:p text:style-name="P1">Vision: Enable the scorer to record the scores of the tems during the game</text:p>
      <text:p text:style-name="P1">Mission: Create an app that allows the scorer to record the points made in the game</text:p>
      <text:p text:style-name="P1">Scope: The points of the game will be added by 1, 2, or 3</text:p>
      <text:p text:style-name="P2">Deliverables: <text:span text:style-name="T1">Scores</text:span></text:p>
      <text:p text:style-name="P2">Principles: <text:span text:style-name="T1">The scorer's convenience is the priority</text:span></text:p>
      <text:p text:style-name="P3">Features:</text:p>
      <text:p text:style-name="P3">1) Score <text:span text:style-name="T2">Board</text:span></text:p>
      <text:p text:style-name="P3"><text:tab/><text:span text:style-name="T2">A table in which the scorer will record the points made by the team</text:span></text:p>
      <text:p text:style-name="P3"/>
      <text:p text:style-name="P4">Acceptance Criteria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8:45:00.653718304</meta:creation-date>
    <dc:date>2014-12-15T18:50:31.869373645</dc:date>
    <meta:editing-duration>PT2M42S</meta:editing-duration>
    <meta:editing-cycles>4</meta:editing-cycles>
    <meta:generator>LibreOffice/4.2.4.2$Linux_x86 LibreOffice_project/420m0$Build-2</meta:generator>
    <meta:document-statistic meta:table-count="0" meta:image-count="0" meta:object-count="0" meta:page-count="1" meta:paragraph-count="10" meta:word-count="74" meta:character-count="403" meta:non-whitespace-character-count="338"/>
  </office:meta>
</office:document-meta>
</file>